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cm" svg:y1="3.5cm" svg:x2="4cm" svg:y2="3.5cm">
          <text:p/>
        </draw:line>
        <draw:line draw:style-name="gr1" draw:text-style-name="P1" draw:layer="layout" svg:x1="5.209cm" svg:y1="4.1cm" svg:x2="4.609cm" svg:y2="4.1cm">
          <text:p/>
        </draw:line>
        <draw:line draw:style-name="gr1" draw:text-style-name="P1" draw:layer="layout" svg:x1="4.6cm" svg:y1="3.5cm" svg:x2="4.609cm" svg:y2="4.1cm">
          <text:p/>
        </draw:line>
        <draw:custom-shape draw:style-name="gr2" draw:text-style-name="P2" draw:layer="layout" svg:width="0.6cm" svg:height="0.6cm" svg:x="5.2cm" svg:y="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5.8cm" svg:y="3.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6.4cm" svg:y="3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cm" svg:y="3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6cm" svg:y="3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2cm" svg:y="3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8cm" svg:y="3.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4cm" svg:y="3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601cm" svg:y1="3.5cm" svg:x2="10.001cm" svg:y2="3.5cm">
          <text:p/>
        </draw:line>
        <draw:line draw:style-name="gr1" draw:text-style-name="P1" draw:layer="layout" svg:x1="11.21cm" svg:y1="4.1cm" svg:x2="10.61cm" svg:y2="4.1cm">
          <text:p/>
        </draw:line>
        <draw:line draw:style-name="gr1" draw:text-style-name="P1" draw:layer="layout" svg:x1="10.601cm" svg:y1="3.5cm" svg:x2="10.61cm" svg:y2="4.1cm">
          <text:p/>
        </draw:line>
        <draw:frame draw:style-name="gr3" draw:text-style-name="P3" draw:layer="layout" svg:width="0.951cm" svg:height="0.489cm" svg:x="4.424cm" svg:y="3.548cm">
          <draw:text-box>
            <text:p><text:span text:style-name="T2">Start</text:span></text:p>
          </draw:text-box>
        </draw:frame>
        <draw:frame draw:style-name="gr3" draw:text-style-name="P3" draw:layer="layout" svg:width="0.951cm" svg:height="0.489cm" svg:x="9.851cm" svg:y="3.549cm">
          <draw:text-box>
            <text:p><text:span text:style-name="T2">Stop</text:span></text:p>
          </draw:text-box>
        </draw:frame>
        <draw:frame draw:style-name="gr3" draw:text-style-name="P3" draw:layer="layout" svg:width="0.625cm" svg:height="0.489cm" svg:x="3.525cm" svg:y="3.249cm">
          <draw:text-box>
            <text:p><text:span text:style-name="T2">1</text:span></text:p>
          </draw:text-box>
        </draw:frame>
        <draw:frame draw:style-name="gr3" draw:text-style-name="P3" draw:layer="layout" svg:width="0.574cm" svg:height="0.489cm" svg:x="3.526cm" svg:y="3.776cm">
          <draw:text-box>
            <text:p><text:span text:style-name="T2">0</text:span></text:p>
          </draw:text-box>
        </draw:frame>
        <draw:frame draw:style-name="gr3" draw:text-style-name="P3" draw:layer="layout" svg:width="0.951cm" svg:height="0.489cm" svg:x="5.025cm" svg:y="3.049cm">
          <draw:text-box>
            <text:p><text:span text:style-name="T2">LSB</text:span></text:p>
          </draw:text-box>
        </draw:frame>
        <draw:frame draw:style-name="gr3" draw:text-style-name="P3" draw:layer="layout" svg:width="1.074cm" svg:height="0.489cm" svg:x="9.226cm" svg:y="3.05cm">
          <draw:text-box>
            <text:p><text:span text:style-name="T2">M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19:17:45</dc:date>
    <meta:editing-duration>PT07H18M04S</meta:editing-duration>
    <meta:editing-cycles>22</meta:editing-cycles>
    <meta:generator>OpenOffice.org/3.1$Unix OpenOffice.org_project/310m21$Build-931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